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64bef" officeooo:paragraph-rsid="00064bef"/>
    </style:style>
    <style:style style:name="P2" style:family="paragraph" style:parent-style-name="Standard">
      <style:paragraph-properties fo:text-align="justify" style:justify-single-word="false"/>
      <style:text-properties fo:language="en" fo:country="GB" officeooo:rsid="00064bef" officeooo:paragraph-rsid="00064bef"/>
    </style:style>
    <style:style style:name="P3" style:family="paragraph" style:parent-style-name="Standard">
      <style:text-properties officeooo:paragraph-rsid="00064bef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transparent" loext:char-shading-value="0"/>
    </style:style>
    <style:style style:name="T3" style:family="text">
      <style:text-properties fo:language="en" fo:country="GB" officeooo:rsid="00064bef" fo:background-color="transparent" loext:char-shading-value="0"/>
    </style:style>
    <style:style style:name="T4" style:family="text">
      <style:text-properties fo:language="en" fo:country="GB" officeooo:rsid="00064bef"/>
    </style:style>
    <style:style style:name="T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l, about my self.</text:p>
      <text:p text:style-name="P1">I am 24 and I graduated from Osh State University as Energy supply and I have a Bachelor degree in Physics and Technology. I took part in a course in German language course and since 2019 I live in Germany and learning web programming. At the programming school I learn Linux, base JavaScript, Java, and base QA testing. My project I am most proud of is Bank micro service, in this project I used these technologies: Spring Boot, Liquibase, Hybernate/JPA, MySql ..</text:p>
      <text:p text:style-name="P1"/>
      <text:p text:style-name="P1">I am looking for a new job because I want in this sphere make my future, my life and I want, I will do my best to high study and to get best experience <text:s/>and use these for a new job.</text:p>
      <text:p text:style-name="P1">I am currently studying at the programming school and I learning developing applications for web sites and more.</text:p>
      <text:p text:style-name="P1"/>
      <text:p text:style-name="P3"><text:bookmark text:name="docs-internal-guid-36f8817c-7fff-089e-8cb5-628b28843c41"/><text:span text:style-name="T3">I am interested in your position because</text:span><text:span text:style-name="T4"> in this Company I can myself highly qualified and I am sure, that I can fully use and improve my knowledge. </text:span><text:bookmark text:name="docs-internal-guid-215c3ae2-7fff-ab8f-f875-32a944c695b2"/><text:span text:style-name="T5">I am communicative, </text:span><text:bookmark text:name="docs-internal-guid-e50931a3-7fff-fed0-514c-b74dec7f2fef"/><text:span text:style-name="T5">I am motivated,</text:span><text:span text:style-name="T2"> </text:span><text:span text:style-name="T3">and</text:span><text:span text:style-name="T2"> </text:span><text:span text:style-name="T1"><text:s/></text:span><text:span text:style-name="T4"><text:s/></text:span></text:p>
      <text:p text:style-name="P1">I learn fast. </text:p>
      <text:p text:style-name="P2"><text:bookmark text:name="docs-internal-guid-a27c6e80-7fff-ffe9-065f-94b3c2559be0"/><text:span text:style-name="T5">I'll be happy to join your team because</text:span> I know this Company and this team, You doing a great job and projects and I am sure you are one of the experienced Company in Europe, that everyone want to be part of great team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22:43:34.913000000</meta:creation-date>
    <dc:date>2023-12-20T23:24:31.898000000</dc:date>
    <meta:editing-duration>PT40M59S</meta:editing-duration>
    <meta:editing-cycles>1</meta:editing-cycles>
    <meta:document-statistic meta:table-count="0" meta:image-count="0" meta:object-count="0" meta:page-count="1" meta:paragraph-count="7" meta:word-count="227" meta:character-count="1200" meta:non-whitespace-character-count="975"/>
    <meta:generator>LibreOffice/7.6.2.1$Windows_X86_64 LibreOffice_project/56f7684011345957bbf33a7ee678afaf4d2ba333</meta:generator>
  </office:meta>
</office:document-meta>
</file>